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3000002F2B98FA327A9A9B4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9.844cm" draw:z-index="0"><draw:image xlink:href="Pictures/1000000100000543000002F2B98FA327A9A9B4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4T16:54:11.817000000</meta:creation-date>
    <dc:date>2025-03-04T16:54:57.644000000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4.1$Windows_X86_64 LibreOffice_project/27d75539669ac387bb498e35313b970b7fe9c4f9</meta:generator>
  </office:meta>
</office:document-meta>
</file>